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6.35cm" svg:height="1.905cm" svg:x="6.969cm" svg:y="5.445cm">
          <text:p text:style-name="P1">Peop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175cm" svg:height="1.397cm" svg:x="1cm" svg:y="1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3.302cm" svg:height="1.524cm" svg:x="15.351cm" svg:y="0.873cm">
          <text:p text:style-name="P1"><text:span text:style-name="T1">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2.588cm" svg:y1="2.397cm" svg:x2="10.144cm" svg:y2="5.445cm" draw:start-shape="id1" draw:start-glue-point="8" draw:end-shape="id2" svg:d="M2588 2397v1524h7556v1524" svg:viewBox="0 0 7557 3049">
          <text:p/>
        </draw:connector>
        <draw:connector draw:style-name="gr2" draw:text-style-name="P1" draw:layer="layout" svg:x1="17.002cm" svg:y1="2.397cm" svg:x2="10.144cm" svg:y2="5.445cm" draw:start-shape="id3" draw:start-glue-point="8" draw:end-shape="id2" draw:end-glue-point="0" svg:d="M17002 2397v1524h-6858v1524" svg:viewBox="0 0 6859 3049">
          <text:p/>
        </draw:connector>
        <draw:custom-shape draw:style-name="gr1" draw:text-style-name="P1" xml:id="id5" draw:id="id5" draw:layer="layout" svg:width="3.048cm" svg:height="1.524cm" svg:x="1.381cm" svg:y="8.239cm">
          <text:p text:style-name="P1">Addres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3.048cm" svg:height="3.048cm" svg:x="1.254cm" svg:y="4.175cm">
          <text:p text:style-name="P1">Ha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4" draw:id="id4" draw:layer="layout" svg:width="3.937cm" svg:height="1.524cm" svg:x="1cm" svg:y="10.779cm">
          <text:p text:style-name="P1">Stre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2.969cm" svg:y1="10.779cm" svg:x2="2.905cm" svg:y2="9.763cm" draw:start-shape="id4" draw:start-glue-point="4" draw:end-shape="id5" draw:end-glue-point="2" svg:d="M2969 10779l-64-1016" svg:viewBox="0 0 65 1017">
          <text:p/>
        </draw:connector>
        <draw:connector draw:style-name="gr3" draw:text-style-name="P1" draw:layer="layout" draw:type="line" svg:x1="2.905cm" svg:y1="8.239cm" svg:x2="2.778cm" svg:y2="7.223cm" draw:start-shape="id5" draw:start-glue-point="0" draw:end-shape="id6" draw:end-glue-point="6" svg:d="M2905 8239l-127-1016" svg:viewBox="0 0 128 1017">
          <text:p/>
        </draw:connector>
        <draw:connector draw:style-name="gr3" draw:text-style-name="P1" draw:layer="layout" draw:type="line" svg:x1="4.302cm" svg:y1="5.699cm" svg:x2="6.969cm" svg:y2="6.397cm" draw:start-shape="id6" draw:start-glue-point="7" draw:end-shape="id2" draw:end-glue-point="3" svg:d="M4302 5699l2667 698" svg:viewBox="0 0 2668 699">
          <text:p/>
        </draw:connector>
        <draw:custom-shape draw:style-name="gr1" draw:text-style-name="P1" xml:id="id7" draw:id="id7" draw:layer="layout" svg:width="4.191cm" svg:height="2.54cm" svg:x="16.494cm" svg:y="5.064cm">
          <text:p text:style-name="P1">Mo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18.59cm" svg:y1="7.604cm" svg:x2="13.319cm" svg:y2="6.397cm" draw:start-shape="id7" draw:start-glue-point="6" draw:end-shape="id2" draw:end-glue-point="1" svg:d="M18590 7604c0 753-1842 628-2565 138s-326-1345-2706-1345" svg:viewBox="0 0 5272 1743">
          <text:p text:style-name="P1">Child</text:p>
        </draw:connector>
        <draw:connector draw:style-name="gr5" draw:text-style-name="P1" draw:layer="layout" draw:type="curve" svg:x1="18.59cm" svg:y1="5.064cm" svg:x2="13.319cm" svg:y2="6.397cm" draw:start-shape="id7" draw:start-glue-point="4" draw:end-shape="id2" draw:end-glue-point="1" svg:d="M18590 5064c0-751-1842-626-2565-105s-326 1438-2706 1438" svg:viewBox="0 0 5272 1864">
          <text:p text:style-name="P1">Mother</text:p>
        </draw:connector>
        <draw:custom-shape draw:style-name="gr1" draw:text-style-name="P1" xml:id="id8" draw:id="id8" draw:layer="layout" svg:width="3.81cm" svg:height="2.159cm" svg:x="16.367cm" svg:y="9.509cm">
          <text:p text:style-name="P1">Father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curve" svg:x1="18.272cm" svg:y1="9.509cm" svg:x2="10.144cm" svg:y2="7.35cm" draw:start-shape="id8" draw:start-glue-point="4" draw:end-shape="id2" draw:end-glue-point="2" svg:d="M18272 9509c0-1620-8128-541-8128-2159" svg:viewBox="0 0 8129 2160">
          <text:p text:style-name="P1">Father</text:p>
          <text:p text:style-name="P1"/>
        </draw:connector>
        <draw:connector draw:style-name="gr4" draw:text-style-name="P1" draw:layer="layout" draw:type="curve" svg:x1="16.367cm" svg:y1="10.589cm" svg:x2="10.144cm" svg:y2="7.35cm" draw:start-shape="id8" draw:start-glue-point="5" draw:end-shape="id2" draw:end-glue-point="2" svg:d="M16367 10589c-4149 0-6223-1079-6223-3239" svg:viewBox="0 0 6224 3240">
          <text:p text:style-name="P1">Child</text:p>
        </draw:connector>
        <draw:custom-shape draw:style-name="gr1" draw:text-style-name="P1" xml:id="id9" draw:id="id9" draw:layer="layout" svg:width="3.556cm" svg:height="2.921cm" svg:x="7.35cm" svg:y="10.271cm">
          <text:p text:style-name="P1">Parent Of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1" draw:layer="layout" draw:type="curve" svg:x1="7.35cm" svg:y1="11.732cm" svg:x2="6.969cm" svg:y2="6.397cm" draw:start-shape="id9" draw:start-glue-point="5" draw:end-shape="id2" svg:d="M7350 11732c-1323 0-1132-5335-381-5335" svg:viewBox="0 0 971 5336">
          <text:p text:style-name="P1">Parent</text:p>
        </draw:connector>
        <draw:connector draw:style-name="gr4" draw:text-style-name="P1" draw:layer="layout" draw:type="curve" svg:x1="9.128cm" svg:y1="10.271cm" svg:x2="10.144cm" svg:y2="7.35cm" draw:start-shape="id9" draw:end-shape="id2" svg:d="M9128 10271c0-2191 1016-731 1016-2921" svg:viewBox="0 0 1017 2922">
          <text:p text:style-name="P1">Child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rent Berghmans</meta:initial-creator>
    <meta:creation-date>2014-04-28T14:50:41.776005890</meta:creation-date>
    <dc:date>2014-04-28T16:56:00.512182442</dc:date>
    <dc:creator>Brent Berghmans</dc:creator>
    <meta:editing-duration>PT44M20S</meta:editing-duration>
    <meta:editing-cycles>2</meta:editing-cycles>
    <meta:generator>LibreOffice/4.2.3.3$Linux_X86_64 LibreOffice_project/420m0$Build-3</meta:generator>
    <meta:document-statistic meta:object-count="20"/>
  </office:meta>
</office:document-meta>
</file>